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1cm" fo:min-width="3.518cm"/>
    </style:style>
    <style:style style:name="gr2" style:family="graphic" style:parent-style-name="standard">
      <style:graphic-properties draw:marker-start-width="0.276cm" draw:marker-end-width="0.276cm"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marker-start-width="0.276cm" draw:marker-end-width="0.276cm"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6cm" fo:min-width="3.233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-width="0.276cm" draw:marker-end-width="0.276cm" draw:fill="solid" draw:fill-color="#ffcc99" draw:textarea-horizontal-align="justify" draw:textarea-vertical-align="middle" draw:auto-grow-height="false"/>
    </style:style>
    <style:style style:name="gr8" style:family="graphic" style:parent-style-name="standard">
      <style:graphic-properties draw:marker-start-width="0.276cm" draw:marker-end-width="0.276cm" draw:fill="solid" draw:fill-color="#ff808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6cm" fo:min-width="2.262cm"/>
    </style:style>
    <style:style style:name="gr10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marker-start-width="0.276cm" draw:marker-end-width="0.276cm" draw:fill="solid" draw:fill-color="#ccffff" draw:textarea-horizontal-align="justify" draw:textarea-vertical-align="middle" draw:auto-grow-height="false"/>
    </style:style>
    <style:style style:name="gr12" style:family="graphic" style:parent-style-name="standard">
      <style:graphic-properties draw:marker-start-width="0.276cm" draw:marker-end-width="0.276cm" draw:fill="solid" draw:fill-color="#aecf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6cm" fo:min-width="2.309cm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13cm" svg:height="1.891cm" svg:x="7.943cm" svg:y="23.513cm">
          <draw:text-box>
            <text:p><text:span text:style-name="T1">Local</text:span></text:p>
          </draw:text-box>
        </draw:frame>
        <draw:custom-shape draw:style-name="gr2" draw:text-style-name="P2" xml:id="id1" draw:id="id1" draw:layer="layout" svg:width="0.482cm" svg:height="0.407cm" svg:x="7.097cm" svg:y="4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4.822cm" svg:height="0.816cm" svg:x="3.258cm" svg:y="3.007cm">
          <text:p text:style-name="P3"><text:span text:style-name="T2">'origin' proj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6.516cm" svg:height="3.668cm" svg:x="2.435cm" svg:y="2.4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2.064cm" svg:height="0.725cm" svg:x="6.462cm" svg:y="4.044cm">
          <draw:text-box>
            <text:p text:style-name="P4"><text:span text:style-name="T3">Remote</text:span></text:p>
          </draw:text-box>
        </draw:frame>
        <draw:connector draw:style-name="gr6" draw:text-style-name="P2" draw:layer="layout" svg:x1="7.579cm" svg:y1="5.055cm" svg:x2="9.772cm" svg:y2="1.981cm" draw:start-shape="id1" draw:start-glue-point="10" draw:end-shape="id2" draw:end-glue-point="3" svg:d="m7579 5055h1098v-3074h1095">
          <text:p/>
        </draw:connector>
        <draw:custom-shape draw:style-name="gr7" draw:text-style-name="P2" xml:id="id14" draw:id="id14" draw:layer="layout" svg:width="1.223cm" svg:height="1.009cm" svg:x="10.89cm" svg:y="8.076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3" xml:id="id3" draw:id="id3" draw:layer="layout" svg:width="4.822cm" svg:height="0.816cm" svg:x="10.912cm" svg:y="6.425cm">
          <text:p text:style-name="P3"><text:span text:style-name="T2">clone of 'origin'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6.268cm" svg:height="3.668cm" svg:x="10.337cm" svg:y="5.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4" xml:id="id12" draw:id="id12" draw:layer="layout" svg:width="1.528cm" svg:height="0.725cm" svg:x="10.789cm" svg:y="8.359cm">
          <draw:text-box>
            <text:p text:style-name="P4"><text:span text:style-name="T3">Local</text:span></text:p>
          </draw:text-box>
        </draw:frame>
        <draw:connector draw:style-name="gr10" draw:text-style-name="P2" draw:layer="layout" draw:type="curve" svg:x1="13.323cm" svg:y1="6.425cm" svg:x2="8.08cm" svg:y2="3.415cm" draw:start-shape="id3" draw:start-glue-point="0" draw:end-shape="id4" draw:end-glue-point="1" svg:d="m13323 6425c0-2007-1747-3010-5243-3010">
          <text:p/>
        </draw:connector>
        <draw:custom-shape draw:style-name="gr11" draw:text-style-name="P3" xml:id="id5" draw:id="id5" draw:layer="layout" svg:width="4.822cm" svg:height="0.816cm" svg:x="18.767cm" svg:y="10.365cm">
          <text:p text:style-name="P3"><text:span text:style-name="T2">clone of cl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6.268cm" svg:height="3.81cm" svg:x="18.192cm" svg:y="9.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curve" svg:x1="21.178cm" svg:y1="10.365cm" svg:x2="15.734cm" svg:y2="6.833cm" draw:start-shape="id5" draw:start-glue-point="0" draw:end-shape="id3" draw:end-glue-point="1" svg:d="m21178 10365c0-2355-1814-3532-5444-3532">
          <text:p/>
        </draw:connector>
        <draw:connector draw:style-name="gr10" draw:text-style-name="P2" draw:layer="layout" draw:type="curve" svg:x1="15.301cm" svg:y1="8.078cm" svg:x2="11.325cm" svg:y2="1.981cm" draw:start-shape="id6" draw:start-glue-point="5" draw:end-shape="id2" draw:end-glue-point="1" svg:d="m15301 8078c0-4065-1325-6097-3976-6097">
          <text:p/>
        </draw:connector>
        <draw:custom-shape draw:style-name="gr7" draw:text-style-name="P2" xml:id="id7" draw:id="id7" draw:layer="layout" svg:width="1.223cm" svg:height="1.009cm" svg:x="12.79cm" svg:y="8.077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16" draw:id="id16" draw:layer="layout" svg:width="1.528cm" svg:height="0.725cm" svg:x="12.689cm" svg:y="8.36cm">
          <draw:text-box>
            <text:p text:style-name="P4"><text:span text:style-name="T3">Local</text:span></text:p>
          </draw:text-box>
        </draw:frame>
        <draw:custom-shape draw:style-name="gr7" draw:text-style-name="P2" xml:id="id6" draw:id="id6" draw:layer="layout" svg:width="1.223cm" svg:height="1.009cm" svg:x="14.69cm" svg:y="8.07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18" draw:id="id18" draw:layer="layout" svg:width="1.528cm" svg:height="0.725cm" svg:x="14.589cm" svg:y="8.361cm">
          <draw:text-box>
            <text:p text:style-name="P4"><text:span text:style-name="T3">Local</text:span></text:p>
          </draw:text-box>
        </draw:frame>
        <draw:connector draw:style-name="gr10" draw:text-style-name="P2" draw:layer="layout" draw:type="curve" draw:line-skew="0.689cm" svg:x1="13.401cm" svg:y1="8.077cm" svg:x2="6.039cm" svg:y2="5.645cm" draw:start-shape="id7" draw:start-glue-point="5" draw:end-shape="id8" draw:end-glue-point="2" svg:d="m13401 8077c0-790-7362 425-7362-2432">
          <text:p/>
        </draw:connector>
        <draw:g xml:id="id8" draw:id="id8">
          <draw:custom-shape draw:style-name="gr7" draw:text-style-name="P2" draw:layer="layout" svg:width="1.223cm" svg:height="1.009cm" svg:x="5.376cm" svg:y="4.636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9" draw:text-style-name="P4" draw:layer="layout" svg:width="1.528cm" svg:height="0.725cm" svg:x="5.275cm" svg:y="4.919cm">
            <draw:text-box>
              <text:p text:style-name="P4"><text:span text:style-name="T3">Local</text:span></text:p>
            </draw:text-box>
          </draw:frame>
        </draw:g>
        <draw:g xml:id="id9" draw:id="id9">
          <draw:custom-shape draw:style-name="gr7" draw:text-style-name="P2" draw:layer="layout" svg:width="1.223cm" svg:height="1.009cm" svg:x="3.176cm" svg:y="4.637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9" draw:text-style-name="P4" draw:layer="layout" svg:width="1.528cm" svg:height="0.725cm" svg:x="3.075cm" svg:y="4.92cm">
            <draw:text-box>
              <text:p text:style-name="P4"><text:span text:style-name="T3">Local</text:span></text:p>
            </draw:text-box>
          </draw:frame>
        </draw:g>
        <draw:g xml:id="id10" draw:id="id10">
          <draw:custom-shape draw:style-name="gr12" draw:text-style-name="P2" draw:layer="layout" svg:width="1.421cm" svg:height="1.178cm" svg:x="1.89cm" svg:y="9.18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4" draw:layer="layout" svg:width="1.553cm" svg:height="0.725cm" svg:x="1.816cm" svg:y="9.489cm">
            <draw:text-box>
              <text:p text:style-name="P4"><text:span text:style-name="T3">origin</text:span></text:p>
            </draw:text-box>
          </draw:frame>
        </draw:g>
        <draw:connector draw:style-name="gr6" draw:text-style-name="P2" draw:layer="layout" svg:x1="3.075cm" svg:y1="5.141cm" svg:x2="2.592cm" svg:y2="9.185cm" draw:start-shape="id9" draw:start-glue-point="3" draw:end-shape="id10" draw:end-glue-point="0" svg:d="m3075 5141h-500v2275h17v1769">
          <text:p/>
        </draw:connector>
        <draw:g xml:id="id11" draw:id="id11">
          <draw:custom-shape draw:style-name="gr12" draw:text-style-name="P2" draw:layer="layout" svg:width="1.421cm" svg:height="1.178cm" svg:x="3.991cm" svg:y="8.38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4" draw:layer="layout" svg:width="1.553cm" svg:height="0.725cm" svg:x="3.917cm" svg:y="8.689cm">
            <draw:text-box>
              <text:p text:style-name="P4"><text:span text:style-name="T3">origin</text:span></text:p>
            </draw:text-box>
          </draw:frame>
        </draw:g>
        <draw:connector draw:style-name="gr6" draw:text-style-name="P2" draw:layer="layout" svg:x1="5.275cm" svg:y1="5.14cm" svg:x2="4.693cm" svg:y2="8.385cm" draw:start-shape="id8" draw:start-glue-point="3" draw:end-shape="id11" draw:end-glue-point="0" svg:d="m5275 5140h-582v3245">
          <text:p/>
        </draw:connector>
        <draw:g xml:id="id2" draw:id="id2">
          <draw:custom-shape draw:style-name="gr12" draw:text-style-name="P2" draw:layer="layout" svg:width="1.421cm" svg:height="1.178cm" svg:x="9.846cm" svg:y="1.392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4" draw:layer="layout" svg:width="1.553cm" svg:height="0.725cm" svg:x="9.772cm" svg:y="1.696cm">
            <draw:text-box>
              <text:p text:style-name="P4"><text:span text:style-name="T3">origin</text:span></text:p>
            </draw:text-box>
          </draw:frame>
        </draw:g>
        <draw:custom-shape draw:style-name="gr7" draw:text-style-name="P2" draw:layer="layout" svg:width="1.223cm" svg:height="1.009cm" svg:x="18.681cm" svg:y="12.11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13" draw:id="id13" draw:layer="layout" svg:width="1.528cm" svg:height="0.725cm" svg:x="18.58cm" svg:y="12.397cm">
          <draw:text-box>
            <text:p text:style-name="P4"><text:span text:style-name="T3">Local</text:span></text:p>
          </draw:text-box>
        </draw:frame>
        <draw:custom-shape draw:style-name="gr7" draw:text-style-name="P2" xml:id="id15" draw:id="id15" draw:layer="layout" svg:width="1.223cm" svg:height="1.009cm" svg:x="20.581cm" svg:y="12.11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draw:layer="layout" svg:width="1.528cm" svg:height="0.725cm" svg:x="20.48cm" svg:y="12.398cm">
          <draw:text-box>
            <text:p text:style-name="P4"><text:span text:style-name="T3">Local</text:span></text:p>
          </draw:text-box>
        </draw:frame>
        <draw:custom-shape draw:style-name="gr7" draw:text-style-name="P2" draw:layer="layout" svg:width="1.223cm" svg:height="1.009cm" svg:x="22.481cm" svg:y="12.116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17" draw:id="id17" draw:layer="layout" svg:width="1.528cm" svg:height="0.725cm" svg:x="22.38cm" svg:y="12.399cm">
          <draw:text-box>
            <text:p text:style-name="P4"><text:span text:style-name="T3">Local</text:span></text:p>
          </draw:text-box>
        </draw:frame>
        <draw:connector draw:style-name="gr10" draw:text-style-name="P2" draw:layer="layout" draw:type="curve" svg:x1="10.789cm" svg:y1="8.721cm" svg:x2="3.839cm" svg:y2="5.646cm" draw:start-shape="id12" draw:start-glue-point="3" draw:end-shape="id9" draw:end-glue-point="2" svg:d="m10789 8721c-4634 0-6950-1025-6950-3075">
          <text:p/>
        </draw:connector>
        <draw:connector draw:style-name="gr6" draw:text-style-name="P2" draw:layer="layout" draw:type="curve" svg:x1="18.58cm" svg:y1="12.759cm" svg:x2="11.501cm" svg:y2="9.085cm" draw:start-shape="id13" draw:start-glue-point="3" draw:end-shape="id14" draw:end-glue-point="7" svg:d="m18580 12759c-4720 0-7079-1224-7079-3674">
          <text:p/>
        </draw:connector>
        <draw:connector draw:style-name="gr6" draw:text-style-name="P2" draw:layer="layout" draw:type="curve" draw:line-skew="0.377cm" svg:x1="21.192cm" svg:y1="12.115cm" svg:x2="13.453cm" svg:y2="9.085cm" draw:start-shape="id15" draw:start-glue-point="5" draw:end-shape="id16" draw:end-glue-point="2" svg:d="m21192 12115c0-1708-7739-194-7739-3030">
          <text:p/>
        </draw:connector>
        <draw:connector draw:style-name="gr6" draw:text-style-name="P2" draw:layer="layout" draw:type="curve" draw:line-skew="1.382cm" svg:x1="23.908cm" svg:y1="12.761cm" svg:x2="16.117cm" svg:y2="8.723cm" draw:start-shape="id17" draw:start-glue-point="1" draw:end-shape="id18" draw:end-glue-point="1" svg:d="m23908 12761c2823 0 6718-4038-7791-40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04cm" fo:margin-bottom="6.561cm" fo:margin-left="0.385cm" fo:margin-right="0.43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llea </meta:initial-creator>
    <meta:creation-date>2012-02-07T14:37:16</meta:creation-date>
    <dc:date>2012-02-07T15:01:16</dc:date>
    <dc:creator>vallea </dc:creator>
    <meta:editing-duration>PT24M</meta:editing-duration>
    <meta:editing-cycles>4</meta:editing-cycles>
    <meta:generator>LibreOffice/3.3$Linux LibreOffice_project/330m19$Build-301</meta:generator>
    <meta:document-statistic meta:object-count="47"/>
  </office:meta>
</office:document-meta>
</file>